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11" table:default-cell-style-name="Default"/>
        <table:table-row table:style-name="ro1">
          <table:table-cell table:number-columns-repeated="2"/>
          <table:table-cell office:value-type="string">
            <text:p>k values</text:p>
          </table:table-cell>
          <table:table-cell office:value-type="string">
            <text:p>Accuracy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string">
            <text:p>Not weighted distance</text:p>
          </table:table-cell>
          <table:table-cell office:value-type="float" office:value="0.955555555556">
            <text:p>0.9555555556</text:p>
          </table:table-cell>
          <table:table-cell office:value-type="float" office:value="0.933333333333">
            <text:p>0.9333333333</text:p>
          </table:table-cell>
          <table:table-cell table:number-columns-repeated="2" office:value-type="float" office:value="0.977777777778">
            <text:p>0.9777777778</text:p>
          </table:table-cell>
          <table:table-cell table:number-columns-repeated="2" office:value-type="float" office:value="0.955555555556">
            <text:p>0.9555555556</text:p>
          </table:table-cell>
          <table:table-cell table:number-columns-repeated="3" office:value-type="float" office:value="0.977777777778">
            <text:p>0.9777777778</text:p>
          </table:table-cell>
        </table:table-row>
        <table:table-row table:style-name="ro1">
          <table:table-cell/>
          <table:table-cell office:value-type="string">
            <text:p>Weighted distance</text:p>
          </table:table-cell>
          <table:table-cell table:number-columns-repeated="2" office:value-type="float" office:value="0.955555555556">
            <text:p>0.9555555556</text:p>
          </table:table-cell>
          <table:table-cell table:number-columns-repeated="2" office:value-type="float" office:value="0.977777777778">
            <text:p>0.9777777778</text:p>
          </table:table-cell>
          <table:table-cell table:number-columns-repeated="2" office:value-type="float" office:value="0.955555555556">
            <text:p>0.9555555556</text:p>
          </table:table-cell>
          <table:table-cell table:number-columns-repeated="3" office:value-type="float" office:value="0.977777777778">
            <text:p>0.9777777778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>
            <draw:frame table:end-cell-address="Sheet1.J28" table:end-x="0.8283in" table:end-y="0.0374in" draw:z-index="0" draw:style-name="gr1" draw:text-style-name="P1" svg:width="6.2988in" svg:height="3.5429in" svg:x="0.7528in" svg:y="0.0504in">
              <draw:object draw:notify-on-update-of-ranges="Sheet1.B3:Sheet1.B3 Sheet1.C3:Sheet1.K3 Sheet1.B4:Sheet1.B4 Sheet1.C4:Sheet1.K4 Sheet1.B5:Sheet1.B5 Sheet1.C5:Sheet1.K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  <table:table-row table:style-name="ro1" table:number-rows-repeated="23">
          <table:table-cell table:number-columns-repeated="11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string">
            <text:p>Not weighted distance</text:p>
          </table:table-cell>
          <table:table-cell office:value-type="float" office:value="0.662222222222">
            <text:p>0.6622222222</text:p>
          </table:table-cell>
          <table:table-cell office:value-type="float" office:value="0.755555555556">
            <text:p>0.7555555556</text:p>
          </table:table-cell>
          <table:table-cell office:value-type="float" office:value="0.751111111111">
            <text:p>0.7511111111</text:p>
          </table:table-cell>
          <table:table-cell office:value-type="float" office:value="0.773333333333">
            <text:p>0.7733333333</text:p>
          </table:table-cell>
          <table:table-cell office:value-type="float" office:value="0.777777777778">
            <text:p>0.7777777778</text:p>
          </table:table-cell>
          <table:table-cell office:value-type="float" office:value="0.782222222222">
            <text:p>0.7822222222</text:p>
          </table:table-cell>
          <table:table-cell office:value-type="float" office:value="0.795555555556">
            <text:p>0.7955555556</text:p>
          </table:table-cell>
          <table:table-cell table:number-columns-repeated="2" office:value-type="float" office:value="0.800000001">
            <text:p>0.800000001</text:p>
          </table:table-cell>
        </table:table-row>
        <table:table-row table:style-name="ro1">
          <table:table-cell/>
          <table:table-cell office:value-type="string">
            <text:p>Weighted distance</text:p>
          </table:table-cell>
          <table:table-cell office:value-type="float" office:value="0.662222222222">
            <text:p>0.6622222222</text:p>
          </table:table-cell>
          <table:table-cell office:value-type="float" office:value="0.675555555556">
            <text:p>0.6755555556</text:p>
          </table:table-cell>
          <table:table-cell table:number-columns-repeated="2" office:value-type="float" office:value="0.702222222222">
            <text:p>0.7022222222</text:p>
          </table:table-cell>
          <table:table-cell table:number-columns-repeated="2" office:value-type="float" office:value="0.724444444444">
            <text:p>0.7244444444</text:p>
          </table:table-cell>
          <table:table-cell office:value-type="float" office:value="0.737777777778">
            <text:p>0.7377777778</text:p>
          </table:table-cell>
          <table:table-cell office:value-type="float" office:value="0.742222222222">
            <text:p>0.7422222222</text:p>
          </table:table-cell>
          <table:table-cell office:value-type="float" office:value="0.746666666667">
            <text:p>0.7466666667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>
            <draw:frame table:end-cell-address="Sheet1.J58" table:end-x="0.422in" table:end-y="0.0752in" draw:z-index="1" draw:style-name="gr1" draw:text-style-name="P1" svg:width="6.2988in" svg:height="3.5429in" svg:x="0.3465in" svg:y="0.0882in">
              <draw:object draw:notify-on-update-of-ranges="Sheet1.C32:Sheet1.K32 Sheet1.B33:Sheet1.B33 Sheet1.C33:Sheet1.K33 Sheet1.B34:Sheet1.B34 Sheet1.C34:Sheet1.K3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8"/>
        </table:table-row>
        <table:table-row table:style-name="ro1" table:number-rows-repeated="22">
          <table:table-cell table:number-columns-repeated="11"/>
        </table:table-row>
        <table:table-row table:style-name="ro1">
          <table:table-cell/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string">
            <text:p>Not weighted distance</text:p>
          </table:table-cell>
          <table:table-cell office:value-type="float" office:value="0.9375">
            <text:p>0.9375</text:p>
          </table:table-cell>
          <table:table-cell office:value-type="float" office:value="0.892361111111">
            <text:p>0.8923611111</text:p>
          </table:table-cell>
          <table:table-cell office:value-type="float" office:value="0.930555555556">
            <text:p>0.9305555556</text:p>
          </table:table-cell>
          <table:table-cell office:value-type="float" office:value="0.9375">
            <text:p>0.9375</text:p>
          </table:table-cell>
          <table:table-cell office:value-type="float" office:value="0.934027777778">
            <text:p>0.9340277778</text:p>
          </table:table-cell>
          <table:table-cell office:value-type="float" office:value="0.9375">
            <text:p>0.9375</text:p>
          </table:table-cell>
          <table:table-cell office:value-type="float" office:value="0.930555555556">
            <text:p>0.9305555556</text:p>
          </table:table-cell>
          <table:table-cell office:value-type="float" office:value="0.9375">
            <text:p>0.9375</text:p>
          </table:table-cell>
          <table:table-cell office:value-type="float" office:value="0.913194444444">
            <text:p>0.9131944444</text:p>
          </table:table-cell>
        </table:table-row>
        <table:table-row table:style-name="ro1">
          <table:table-cell/>
          <table:table-cell office:value-type="string">
            <text:p>Weighted distance</text:p>
          </table:table-cell>
          <table:table-cell table:number-columns-repeated="3" office:value-type="float" office:value="0.9375">
            <text:p>0.9375</text:p>
          </table:table-cell>
          <table:table-cell office:value-type="float" office:value="0.947916666667">
            <text:p>0.9479166667</text:p>
          </table:table-cell>
          <table:table-cell office:value-type="float" office:value="0.934027777778">
            <text:p>0.9340277778</text:p>
          </table:table-cell>
          <table:table-cell table:number-columns-repeated="2" office:value-type="float" office:value="0.944444444444">
            <text:p>0.9444444444</text:p>
          </table:table-cell>
          <table:table-cell table:number-columns-repeated="2" office:value-type="float" office:value="0.9375">
            <text:p>0.9375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>
            <draw:frame table:end-cell-address="Sheet1.J85" table:end-x="0.6189in" table:end-y="0.1697in" draw:z-index="2" draw:style-name="gr1" draw:text-style-name="P1" svg:width="6.2988in" svg:height="3.5429in" svg:x="0.5433in" svg:y="0.0051in">
              <draw:object draw:notify-on-update-of-ranges="Sheet1.B61:Sheet1.B61 Sheet1.C61:Sheet1.K61 Sheet1.B62:Sheet1.B62 Sheet1.C62:Sheet1.K62 Sheet1.B63:Sheet1.B63 Sheet1.C63:Sheet1.K63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8"/>
        </table:table-row>
        <table:table-row table:style-name="ro1" table:number-rows-repeated="21">
          <table:table-cell table:number-columns-repeated="11"/>
        </table:table-row>
        <table:table-row table:style-name="ro1">
          <table:table-cell/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string">
            <text:p>Not weighted distance</text:p>
          </table:table-cell>
          <table:table-cell office:value-type="float" office:value="0.916030534351">
            <text:p>0.9160305344</text:p>
          </table:table-cell>
          <table:table-cell office:value-type="float" office:value="0.931297709924">
            <text:p>0.9312977099</text:p>
          </table:table-cell>
          <table:table-cell office:value-type="float" office:value="0.923664122137">
            <text:p>0.9236641221</text:p>
          </table:table-cell>
          <table:table-cell office:value-type="float" office:value="0.916030534351">
            <text:p>0.9160305344</text:p>
          </table:table-cell>
          <table:table-cell office:value-type="float" office:value="0.908396946565">
            <text:p>0.9083969466</text:p>
          </table:table-cell>
          <table:table-cell office:value-type="float" office:value="0.885496183206">
            <text:p>0.8854961832</text:p>
          </table:table-cell>
          <table:table-cell office:value-type="float" office:value="0.87786259542">
            <text:p>0.8778625954</text:p>
          </table:table-cell>
          <table:table-cell office:value-type="float" office:value="0.885496183206">
            <text:p>0.8854961832</text:p>
          </table:table-cell>
          <table:table-cell office:value-type="float" office:value="0.893129770992">
            <text:p>0.893129771</text:p>
          </table:table-cell>
        </table:table-row>
        <table:table-row table:style-name="ro1">
          <table:table-cell/>
          <table:table-cell office:value-type="string">
            <text:p>Weighted distance</text:p>
          </table:table-cell>
          <table:table-cell table:number-columns-repeated="2" office:value-type="float" office:value="0.916030534351">
            <text:p>0.9160305344</text:p>
          </table:table-cell>
          <table:table-cell office:value-type="float" office:value="0.931297709924">
            <text:p>0.9312977099</text:p>
          </table:table-cell>
          <table:table-cell office:value-type="float" office:value="0.923664122137">
            <text:p>0.9236641221</text:p>
          </table:table-cell>
          <table:table-cell office:value-type="float" office:value="0.916030534351">
            <text:p>0.9160305344</text:p>
          </table:table-cell>
          <table:table-cell office:value-type="float" office:value="0.908396946565">
            <text:p>0.9083969466</text:p>
          </table:table-cell>
          <table:table-cell table:number-columns-repeated="3" office:value-type="float" office:value="0.893129770992">
            <text:p>0.893129771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>
            <draw:frame table:end-cell-address="Sheet1.J114" table:end-x="0.3335in" table:end-y="0.0134in" draw:z-index="3" draw:style-name="gr1" draw:text-style-name="P1" svg:width="6.2988in" svg:height="3.5429in" svg:x="0.2579in" svg:y="0.0264in">
              <draw:object draw:notify-on-update-of-ranges="Sheet1.B88:Sheet1.B88 Sheet1.C88:Sheet1.K88 Sheet1.B89:Sheet1.B89 Sheet1.C89:Sheet1.K89 Sheet1.B90:Sheet1.B90 Sheet1.C90:Sheet1.K9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8"/>
        </table:table-row>
        <table:table-row table:style-name="ro1" table:number-rows-repeated="23">
          <table:table-cell table:number-columns-repeated="11"/>
        </table:table-row>
        <table:table-row table:style-name="ro1">
          <table:table-cell/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string">
            <text:p>Not weighted distance</text:p>
          </table:table-cell>
          <table:table-cell office:value-type="float" office:value="0.649038461538">
            <text:p>0.6490384615</text:p>
          </table:table-cell>
          <table:table-cell office:value-type="float" office:value="0.658653846154">
            <text:p>0.6586538462</text:p>
          </table:table-cell>
          <table:table-cell office:value-type="float" office:value="0.6875">
            <text:p>0.6875</text:p>
          </table:table-cell>
          <table:table-cell table:number-columns-repeated="2" office:value-type="float" office:value="0.682692307692">
            <text:p>0.6826923077</text:p>
          </table:table-cell>
          <table:table-cell office:value-type="float" office:value="0.697115384615">
            <text:p>0.6971153846</text:p>
          </table:table-cell>
          <table:table-cell office:value-type="float" office:value="0.711538461538">
            <text:p>0.7115384615</text:p>
          </table:table-cell>
          <table:table-cell office:value-type="float" office:value="0.701923076923">
            <text:p>0.7019230769</text:p>
          </table:table-cell>
          <table:table-cell office:value-type="float" office:value="0.711538461538">
            <text:p>0.7115384615</text:p>
          </table:table-cell>
        </table:table-row>
        <table:table-row table:style-name="ro1">
          <table:table-cell/>
          <table:table-cell office:value-type="string">
            <text:p>Weighted distance</text:p>
          </table:table-cell>
          <table:table-cell table:number-columns-repeated="2" office:value-type="float" office:value="0.649038461538">
            <text:p>0.6490384615</text:p>
          </table:table-cell>
          <table:table-cell office:value-type="float" office:value="0.6875">
            <text:p>0.6875</text:p>
          </table:table-cell>
          <table:table-cell table:number-columns-repeated="2" office:value-type="float" office:value="0.682692307692">
            <text:p>0.6826923077</text:p>
          </table:table-cell>
          <table:table-cell office:value-type="float" office:value="0.697115384615">
            <text:p>0.6971153846</text:p>
          </table:table-cell>
          <table:table-cell office:value-type="float" office:value="0.711538461538">
            <text:p>0.7115384615</text:p>
          </table:table-cell>
          <table:table-cell office:value-type="float" office:value="0.692307692308">
            <text:p>0.6923076923</text:p>
          </table:table-cell>
          <table:table-cell office:value-type="float" office:value="0.701923076923">
            <text:p>0.7019230769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>
            <draw:frame table:end-cell-address="Sheet1.J143" table:end-x="0.3567in" table:end-y="0.1382in" draw:z-index="4" draw:style-name="gr1" draw:text-style-name="P1" svg:width="6.2988in" svg:height="3.5429in" svg:x="0.2811in" svg:y="0.1512in">
              <draw:object draw:notify-on-update-of-ranges="Sheet1.B118:Sheet1.B118 Sheet1.C118:Sheet1.K118 Sheet1.B119:Sheet1.B119 Sheet1.C119:Sheet1.K119 Sheet1.B120:Sheet1.B120 Sheet1.C120:Sheet1.K12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8"/>
        </table:table-row>
        <table:table-row table:style-name="ro1" table:number-rows-repeated="22">
          <table:table-cell table:number-columns-repeated="11"/>
        </table:table-row>
        <table:table-row table:style-name="ro1">
          <table:table-cell/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string">
            <text:p>Not weighted distance</text:p>
          </table:table-cell>
          <table:table-cell office:value-type="float" office:value="0.722222222222">
            <text:p>0.7222222222</text:p>
          </table:table-cell>
          <table:table-cell office:value-type="float" office:value="0.75">
            <text:p>0.75</text:p>
          </table:table-cell>
          <table:table-cell office:value-type="float" office:value="0.722222222222">
            <text:p>0.7222222222</text:p>
          </table:table-cell>
          <table:table-cell table:number-columns-repeated="5" office:value-type="float" office:value="0.805555555556">
            <text:p>0.8055555556</text:p>
          </table:table-cell>
          <table:table-cell office:value-type="float" office:value="0.777777777778">
            <text:p>0.7777777778</text:p>
          </table:table-cell>
        </table:table-row>
        <table:table-row table:style-name="ro1">
          <table:table-cell/>
          <table:table-cell office:value-type="string">
            <text:p>Weighted distance</text:p>
          </table:table-cell>
          <table:table-cell office:value-type="float" office:value="0.722222222222">
            <text:p>0.7222222222</text:p>
          </table:table-cell>
          <table:table-cell table:number-columns-repeated="2" office:value-type="float" office:value="0.75">
            <text:p>0.75</text:p>
          </table:table-cell>
          <table:table-cell table:number-columns-repeated="5" office:value-type="float" office:value="0.833333333333">
            <text:p>0.8333333333</text:p>
          </table:table-cell>
          <table:table-cell office:value-type="float" office:value="0.805555555556">
            <text:p>0.8055555556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>
            <draw:frame table:end-cell-address="Sheet1.J171" table:end-x="0.4433in" table:end-y="0.0677in" draw:z-index="5" draw:style-name="gr1" draw:text-style-name="P1" svg:width="6.2988in" svg:height="3.5429in" svg:x="0.3677in" svg:y="0.0811in">
              <draw:object draw:notify-on-update-of-ranges="Sheet1.B146:Sheet1.B146 Sheet1.C146:Sheet1.K146 Sheet1.B147:Sheet1.B147 Sheet1.C147:Sheet1.K147 Sheet1.B148:Sheet1.B148 Sheet1.C148:Sheet1.K148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8"/>
        </table:table-row>
      </table:table>
      <table:table table:name="Sheet2" table:style-name="ta1" table:print="false"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float" office:value="0.955555555556">
            <text:p>0.9555555556</text:p>
          </table:table-cell>
          <table:table-cell office:value-type="float" office:value="0.933333333333">
            <text:p>0.9333333333</text:p>
          </table:table-cell>
          <table:table-cell table:number-columns-repeated="2" office:value-type="float" office:value="0.977777777778">
            <text:p>0.9777777778</text:p>
          </table:table-cell>
          <table:table-cell table:number-columns-repeated="2" office:value-type="float" office:value="0.955555555556">
            <text:p>0.9555555556</text:p>
          </table:table-cell>
          <table:table-cell table:number-columns-repeated="3" office:value-type="float" office:value="0.977777777778">
            <text:p>0.9777777778</text:p>
          </table:table-cell>
        </table:table-row>
        <table:table-row table:style-name="ro1">
          <table:table-cell/>
          <table:table-cell table:number-columns-repeated="2" office:value-type="float" office:value="0.955555555556">
            <text:p>0.9555555556</text:p>
          </table:table-cell>
          <table:table-cell table:number-columns-repeated="2" office:value-type="float" office:value="0.977777777778">
            <text:p>0.9777777778</text:p>
          </table:table-cell>
          <table:table-cell table:number-columns-repeated="2" office:value-type="float" office:value="0.955555555556">
            <text:p>0.9555555556</text:p>
          </table:table-cell>
          <table:table-cell table:number-columns-repeated="3" office:value-type="float" office:value="0.977777777778">
            <text:p>0.977777777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0.662222222222">
            <text:p>0.6622222222</text:p>
          </table:table-cell>
          <table:table-cell office:value-type="float" office:value="0.755555555556">
            <text:p>0.7555555556</text:p>
          </table:table-cell>
          <table:table-cell office:value-type="float" office:value="0.751111111111">
            <text:p>0.7511111111</text:p>
          </table:table-cell>
          <table:table-cell office:value-type="float" office:value="0.773333333333">
            <text:p>0.7733333333</text:p>
          </table:table-cell>
          <table:table-cell office:value-type="float" office:value="0.777777777778">
            <text:p>0.7777777778</text:p>
          </table:table-cell>
          <table:table-cell office:value-type="float" office:value="0.782222222222">
            <text:p>0.7822222222</text:p>
          </table:table-cell>
          <table:table-cell office:value-type="float" office:value="0.795555555556">
            <text:p>0.7955555556</text:p>
          </table:table-cell>
          <table:table-cell table:number-columns-repeated="2" office:value-type="float" office:value="0.8">
            <text:p>0.8</text:p>
          </table:table-cell>
        </table:table-row>
        <table:table-row table:style-name="ro1">
          <table:table-cell/>
          <table:table-cell office:value-type="float" office:value="0.662222222222">
            <text:p>0.6622222222</text:p>
          </table:table-cell>
          <table:table-cell office:value-type="float" office:value="0.675555555556">
            <text:p>0.6755555556</text:p>
          </table:table-cell>
          <table:table-cell table:number-columns-repeated="2" office:value-type="float" office:value="0.702222222222">
            <text:p>0.7022222222</text:p>
          </table:table-cell>
          <table:table-cell table:number-columns-repeated="2" office:value-type="float" office:value="0.724444444444">
            <text:p>0.7244444444</text:p>
          </table:table-cell>
          <table:table-cell office:value-type="float" office:value="0.737777777778">
            <text:p>0.7377777778</text:p>
          </table:table-cell>
          <table:table-cell office:value-type="float" office:value="0.742222222222">
            <text:p>0.7422222222</text:p>
          </table:table-cell>
          <table:table-cell office:value-type="float" office:value="0.746666666667">
            <text:p>0.746666666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0.9375">
            <text:p>0.9375</text:p>
          </table:table-cell>
          <table:table-cell office:value-type="float" office:value="0.892361111111">
            <text:p>0.8923611111</text:p>
          </table:table-cell>
          <table:table-cell office:value-type="float" office:value="0.930555555556">
            <text:p>0.9305555556</text:p>
          </table:table-cell>
          <table:table-cell office:value-type="float" office:value="0.9375">
            <text:p>0.9375</text:p>
          </table:table-cell>
          <table:table-cell office:value-type="float" office:value="0.934027777778">
            <text:p>0.9340277778</text:p>
          </table:table-cell>
          <table:table-cell office:value-type="float" office:value="0.9375">
            <text:p>0.9375</text:p>
          </table:table-cell>
          <table:table-cell office:value-type="float" office:value="0.930555555556">
            <text:p>0.9305555556</text:p>
          </table:table-cell>
          <table:table-cell office:value-type="float" office:value="0.9375">
            <text:p>0.9375</text:p>
          </table:table-cell>
          <table:table-cell office:value-type="float" office:value="0.913194444444">
            <text:p>0.9131944444</text:p>
          </table:table-cell>
        </table:table-row>
        <table:table-row table:style-name="ro1">
          <table:table-cell/>
          <table:table-cell table:number-columns-repeated="3" office:value-type="float" office:value="0.9375">
            <text:p>0.9375</text:p>
          </table:table-cell>
          <table:table-cell office:value-type="float" office:value="0.947916666667">
            <text:p>0.9479166667</text:p>
          </table:table-cell>
          <table:table-cell office:value-type="float" office:value="0.934027777778">
            <text:p>0.9340277778</text:p>
          </table:table-cell>
          <table:table-cell table:number-columns-repeated="2" office:value-type="float" office:value="0.944444444444">
            <text:p>0.9444444444</text:p>
          </table:table-cell>
          <table:table-cell table:number-columns-repeated="2" office:value-type="float" office:value="0.9375">
            <text:p>0.937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0.916030534351">
            <text:p>0.9160305344</text:p>
          </table:table-cell>
          <table:table-cell office:value-type="float" office:value="0.931297709924">
            <text:p>0.9312977099</text:p>
          </table:table-cell>
          <table:table-cell office:value-type="float" office:value="0.923664122137">
            <text:p>0.9236641221</text:p>
          </table:table-cell>
          <table:table-cell office:value-type="float" office:value="0.916030534351">
            <text:p>0.9160305344</text:p>
          </table:table-cell>
          <table:table-cell office:value-type="float" office:value="0.908396946565">
            <text:p>0.9083969466</text:p>
          </table:table-cell>
          <table:table-cell office:value-type="float" office:value="0.885496183206">
            <text:p>0.8854961832</text:p>
          </table:table-cell>
          <table:table-cell office:value-type="float" office:value="0.87786259542">
            <text:p>0.8778625954</text:p>
          </table:table-cell>
          <table:table-cell office:value-type="float" office:value="0.885496183206">
            <text:p>0.8854961832</text:p>
          </table:table-cell>
          <table:table-cell office:value-type="float" office:value="0.893129770992">
            <text:p>0.893129771</text:p>
          </table:table-cell>
        </table:table-row>
        <table:table-row table:style-name="ro1">
          <table:table-cell/>
          <table:table-cell table:number-columns-repeated="2" office:value-type="float" office:value="0.916030534351">
            <text:p>0.9160305344</text:p>
          </table:table-cell>
          <table:table-cell office:value-type="float" office:value="0.931297709924">
            <text:p>0.9312977099</text:p>
          </table:table-cell>
          <table:table-cell office:value-type="float" office:value="0.923664122137">
            <text:p>0.9236641221</text:p>
          </table:table-cell>
          <table:table-cell office:value-type="float" office:value="0.916030534351">
            <text:p>0.9160305344</text:p>
          </table:table-cell>
          <table:table-cell office:value-type="float" office:value="0.908396946565">
            <text:p>0.9083969466</text:p>
          </table:table-cell>
          <table:table-cell table:number-columns-repeated="3" office:value-type="float" office:value="0.893129770992">
            <text:p>0.89312977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0.649038461538">
            <text:p>0.6490384615</text:p>
          </table:table-cell>
          <table:table-cell office:value-type="float" office:value="0.658653846154">
            <text:p>0.6586538462</text:p>
          </table:table-cell>
          <table:table-cell office:value-type="float" office:value="0.6875">
            <text:p>0.6875</text:p>
          </table:table-cell>
          <table:table-cell table:number-columns-repeated="2" office:value-type="float" office:value="0.682692307692">
            <text:p>0.6826923077</text:p>
          </table:table-cell>
          <table:table-cell office:value-type="float" office:value="0.697115384615">
            <text:p>0.6971153846</text:p>
          </table:table-cell>
          <table:table-cell office:value-type="float" office:value="0.711538461538">
            <text:p>0.7115384615</text:p>
          </table:table-cell>
          <table:table-cell office:value-type="float" office:value="0.701923076923">
            <text:p>0.7019230769</text:p>
          </table:table-cell>
          <table:table-cell office:value-type="float" office:value="0.711538461538">
            <text:p>0.7115384615</text:p>
          </table:table-cell>
        </table:table-row>
        <table:table-row table:style-name="ro1">
          <table:table-cell/>
          <table:table-cell table:number-columns-repeated="2" office:value-type="float" office:value="0.649038461538">
            <text:p>0.6490384615</text:p>
          </table:table-cell>
          <table:table-cell office:value-type="float" office:value="0.6875">
            <text:p>0.6875</text:p>
          </table:table-cell>
          <table:table-cell table:number-columns-repeated="2" office:value-type="float" office:value="0.682692307692">
            <text:p>0.6826923077</text:p>
          </table:table-cell>
          <table:table-cell office:value-type="float" office:value="0.697115384615">
            <text:p>0.6971153846</text:p>
          </table:table-cell>
          <table:table-cell office:value-type="float" office:value="0.711538461538">
            <text:p>0.7115384615</text:p>
          </table:table-cell>
          <table:table-cell office:value-type="float" office:value="0.692307692308">
            <text:p>0.6923076923</text:p>
          </table:table-cell>
          <table:table-cell office:value-type="float" office:value="0.701923076923">
            <text:p>0.701923076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0.722222222222">
            <text:p>0.7222222222</text:p>
          </table:table-cell>
          <table:table-cell office:value-type="float" office:value="0.75">
            <text:p>0.75</text:p>
          </table:table-cell>
          <table:table-cell office:value-type="float" office:value="0.722222222222">
            <text:p>0.7222222222</text:p>
          </table:table-cell>
          <table:table-cell table:number-columns-repeated="5" office:value-type="float" office:value="0.805555555556">
            <text:p>0.8055555556</text:p>
          </table:table-cell>
          <table:table-cell office:value-type="float" office:value="0.777777777778">
            <text:p>0.7777777778</text:p>
          </table:table-cell>
        </table:table-row>
        <table:table-row table:style-name="ro1">
          <table:table-cell/>
          <table:table-cell office:value-type="float" office:value="0.722222222222">
            <text:p>0.7222222222</text:p>
          </table:table-cell>
          <table:table-cell table:number-columns-repeated="2" office:value-type="float" office:value="0.75">
            <text:p>0.75</text:p>
          </table:table-cell>
          <table:table-cell table:number-columns-repeated="5" office:value-type="float" office:value="0.833333333333">
            <text:p>0.8333333333</text:p>
          </table:table-cell>
          <table:table-cell office:value-type="float" office:value="0.805555555556">
            <text:p>0.8055555556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6">04/16/2015</text:date>, <text:time>01:31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5T23:06:39.67</meta:creation-date>
    <dc:date>2015-04-16T01:31:54.63</dc:date>
    <meta:editing-duration>PT1H15M11S</meta:editing-duration>
    <meta:editing-cycles>2</meta:editing-cycles>
    <meta:generator>OpenOffice/4.0.1$Win32 OpenOffice.org_project/401m5$Build-9714</meta:generator>
    <meta:document-statistic meta:table-count="3" meta:cell-count="289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1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57cm" svg:y="0.316cm" chart:style-name="ch2">
          <text:p>Base Iris</text:p>
        </chart:title>
        <chart:legend chart:legend-position="end" svg:x="11.269cm" svg:y="3.926cm" style:legend-expansion="high" chart:style-name="ch3"/>
        <chart:plot-area chart:style-name="ch4" table:cell-range-address="Sheet1.B3:Sheet1.K5" chart:data-source-has-labels="both" svg:x="1.406cm" svg:y="1.635cm" svg:width="9.223cm" svg:height="6.177cm">
          <chartooo:coordinate-region svg:x="2.318cm" svg:y="1.847cm" svg:width="8.124cm" svg:height="5.292cm"/>
          <chart:axis chart:dimension="x" chart:name="primary-x" chart:style-name="ch5" chartooo:axis-type="auto">
            <chartooo:date-scale/>
            <chart:title svg:x="5.364cm" svg:y="7.993cm" chart:style-name="ch6">
              <text:p>k values</text:p>
            </chart:title>
            <chart:categories table:cell-range-address="Sheet1.C3:Sheet1.K3"/>
          </chart:axis>
          <chart:axis chart:dimension="y" chart:name="primary-y" chart:style-name="ch5">
            <chart:title svg:x="0.451cm" svg:y="6.481cm" chart:style-name="ch7">
              <text:p>Correct prediction rate</text:p>
            </chart:title>
            <chart:grid chart:style-name="ch8" chart:class="major"/>
          </chart:axis>
          <chart:series chart:style-name="ch9" chart:values-cell-range-address="Sheet1.C4:Sheet1.K4" chart:label-cell-address="Sheet1.B4:Sheet1.B4" chart:class="chart:line">
            <chart:data-point chart:repeated="9"/>
          </chart:series>
          <chart:series chart:style-name="ch10" chart:values-cell-range-address="Sheet1.C5:Sheet1.K5" chart:label-cell-address="Sheet1.B5:Sheet1.B5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C3:Sheet1.K3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5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Not weighted distance</text:p>
                <draw:g>
                  <svg:desc>Sheet1.B4:Sheet1.B4</svg:desc>
                </draw:g>
              </table:table-cell>
              <table:table-cell office:value-type="float" office:value="0.955555555556">
                <text:p>0.955555555556</text:p>
                <draw:g>
                  <svg:desc>Sheet1.C4:Sheet1.K4</svg:desc>
                </draw:g>
              </table:table-cell>
              <table:table-cell office:value-type="float" office:value="0.933333333333">
                <text:p>0.933333333333</text:p>
              </table:table-cell>
              <table:table-cell office:value-type="float" office:value="0.977777777778">
                <text:p>0.977777777778</text:p>
              </table:table-cell>
              <table:table-cell office:value-type="float" office:value="0.977777777778">
                <text:p>0.977777777778</text:p>
              </table:table-cell>
              <table:table-cell office:value-type="float" office:value="0.955555555556">
                <text:p>0.955555555556</text:p>
              </table:table-cell>
              <table:table-cell office:value-type="float" office:value="0.955555555556">
                <text:p>0.955555555556</text:p>
              </table:table-cell>
              <table:table-cell office:value-type="float" office:value="0.977777777778">
                <text:p>0.977777777778</text:p>
              </table:table-cell>
              <table:table-cell office:value-type="float" office:value="0.977777777778">
                <text:p>0.977777777778</text:p>
              </table:table-cell>
              <table:table-cell office:value-type="float" office:value="0.977777777778">
                <text:p>0.977777777778</text:p>
              </table:table-cell>
            </table:table-row>
            <table:table-row>
              <table:table-cell office:value-type="string">
                <text:p>Weighted distance</text:p>
                <draw:g>
                  <svg:desc>Sheet1.B5:Sheet1.B5</svg:desc>
                </draw:g>
              </table:table-cell>
              <table:table-cell office:value-type="float" office:value="0.955555555556">
                <text:p>0.955555555556</text:p>
                <draw:g>
                  <svg:desc>Sheet1.C5:Sheet1.K5</svg:desc>
                </draw:g>
              </table:table-cell>
              <table:table-cell office:value-type="float" office:value="0.955555555556">
                <text:p>0.955555555556</text:p>
              </table:table-cell>
              <table:table-cell office:value-type="float" office:value="0.977777777778">
                <text:p>0.977777777778</text:p>
              </table:table-cell>
              <table:table-cell office:value-type="float" office:value="0.977777777778">
                <text:p>0.977777777778</text:p>
              </table:table-cell>
              <table:table-cell office:value-type="float" office:value="0.955555555556">
                <text:p>0.955555555556</text:p>
              </table:table-cell>
              <table:table-cell office:value-type="float" office:value="0.955555555556">
                <text:p>0.955555555556</text:p>
              </table:table-cell>
              <table:table-cell office:value-type="float" office:value="0.977777777778">
                <text:p>0.977777777778</text:p>
              </table:table-cell>
              <table:table-cell office:value-type="float" office:value="0.977777777778">
                <text:p>0.977777777778</text:p>
              </table:table-cell>
              <table:table-cell office:value-type="float" office:value="0.977777777778">
                <text:p>0.9777777777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237cm" svg:y="0.316cm" chart:style-name="ch2">
          <text:p>Base Transfusion</text:p>
        </chart:title>
        <chart:legend chart:legend-position="end" svg:x="11.269cm" svg:y="3.926cm" style:legend-expansion="high" chart:style-name="ch3"/>
        <chart:plot-area chart:style-name="ch4" table:cell-range-address="Sheet1.B32:Sheet1.K34" chart:data-source-has-labels="both" svg:x="1.358cm" svg:y="1.635cm" svg:width="9.271cm" svg:height="6.177cm">
          <chartooo:coordinate-region svg:x="2.085cm" svg:y="1.847cm" svg:width="8.357cm" svg:height="5.292cm"/>
          <chart:axis chart:dimension="x" chart:name="primary-x" chart:style-name="ch5" chartooo:axis-type="auto">
            <chartooo:date-scale/>
            <chart:title svg:x="5.34cm" svg:y="7.993cm" chart:style-name="ch6">
              <text:p>k values</text:p>
            </chart:title>
            <chart:categories table:cell-range-address="Sheet1.C32:Sheet1.K32"/>
          </chart:axis>
          <chart:axis chart:dimension="y" chart:name="primary-y" chart:style-name="ch5">
            <chart:title svg:x="0.451cm" svg:y="6.381cm" chart:style-name="ch7">
              <text:p>Correct prediction rate</text:p>
            </chart:title>
            <chart:grid chart:style-name="ch8" chart:class="major"/>
          </chart:axis>
          <chart:series chart:style-name="ch9" chart:values-cell-range-address="Sheet1.C33:Sheet1.K33" chart:label-cell-address="Sheet1.B33:Sheet1.B33" chart:class="chart:line">
            <chart:data-point chart:repeated="9"/>
          </chart:series>
          <chart:series chart:style-name="ch10" chart:values-cell-range-address="Sheet1.C34:Sheet1.K34" chart:label-cell-address="Sheet1.B34:Sheet1.B34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C32:Sheet1.K32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5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Not weighted distance</text:p>
                <draw:g>
                  <svg:desc>Sheet1.B33:Sheet1.B33</svg:desc>
                </draw:g>
              </table:table-cell>
              <table:table-cell office:value-type="float" office:value="0.662222222222">
                <text:p>0.662222222222</text:p>
                <draw:g>
                  <svg:desc>Sheet1.C33:Sheet1.K33</svg:desc>
                </draw:g>
              </table:table-cell>
              <table:table-cell office:value-type="float" office:value="0.755555555556">
                <text:p>0.755555555556</text:p>
              </table:table-cell>
              <table:table-cell office:value-type="float" office:value="0.751111111111">
                <text:p>0.751111111111</text:p>
              </table:table-cell>
              <table:table-cell office:value-type="float" office:value="0.773333333333">
                <text:p>0.773333333333</text:p>
              </table:table-cell>
              <table:table-cell office:value-type="float" office:value="0.777777777778">
                <text:p>0.777777777778</text:p>
              </table:table-cell>
              <table:table-cell office:value-type="float" office:value="0.782222222222">
                <text:p>0.782222222222</text:p>
              </table:table-cell>
              <table:table-cell office:value-type="float" office:value="0.795555555556">
                <text:p>0.795555555556</text:p>
              </table:table-cell>
              <table:table-cell office:value-type="float" office:value="0.800000001">
                <text:p>0.800000001</text:p>
              </table:table-cell>
              <table:table-cell office:value-type="float" office:value="0.800000001">
                <text:p>0.800000001</text:p>
              </table:table-cell>
            </table:table-row>
            <table:table-row>
              <table:table-cell office:value-type="string">
                <text:p>Weighted distance</text:p>
                <draw:g>
                  <svg:desc>Sheet1.B34:Sheet1.B34</svg:desc>
                </draw:g>
              </table:table-cell>
              <table:table-cell office:value-type="float" office:value="0.662222222222">
                <text:p>0.662222222222</text:p>
                <draw:g>
                  <svg:desc>Sheet1.C34:Sheet1.K34</svg:desc>
                </draw:g>
              </table:table-cell>
              <table:table-cell office:value-type="float" office:value="0.675555555556">
                <text:p>0.675555555556</text:p>
              </table:table-cell>
              <table:table-cell office:value-type="float" office:value="0.702222222222">
                <text:p>0.702222222222</text:p>
              </table:table-cell>
              <table:table-cell office:value-type="float" office:value="0.702222222222">
                <text:p>0.702222222222</text:p>
              </table:table-cell>
              <table:table-cell office:value-type="float" office:value="0.724444444444">
                <text:p>0.724444444444</text:p>
              </table:table-cell>
              <table:table-cell office:value-type="float" office:value="0.724444444444">
                <text:p>0.724444444444</text:p>
              </table:table-cell>
              <table:table-cell office:value-type="float" office:value="0.737777777778">
                <text:p>0.737777777778</text:p>
              </table:table-cell>
              <table:table-cell office:value-type="float" office:value="0.742222222222">
                <text:p>0.742222222222</text:p>
              </table:table-cell>
              <table:table-cell office:value-type="float" office:value="0.746666666667">
                <text:p>0.74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218cm" svg:y="0.316cm" chart:style-name="ch2">
          <text:p>Base Tic-Tac-Toe Endgame</text:p>
        </chart:title>
        <chart:legend chart:legend-position="end" svg:x="11.269cm" svg:y="3.926cm" style:legend-expansion="high" chart:style-name="ch3"/>
        <chart:plot-area chart:style-name="ch4" table:cell-range-address="Sheet1.B61:Sheet1.K63" chart:data-source-has-labels="both" svg:x="1.358cm" svg:y="1.635cm" svg:width="9.271cm" svg:height="6.177cm">
          <chartooo:coordinate-region svg:x="2.27cm" svg:y="1.847cm" svg:width="8.172cm" svg:height="5.292cm"/>
          <chart:axis chart:dimension="x" chart:name="primary-x" chart:style-name="ch5" chartooo:axis-type="auto">
            <chartooo:date-scale/>
            <chart:title svg:x="5.34cm" svg:y="7.993cm" chart:style-name="ch6">
              <text:p>k values</text:p>
            </chart:title>
            <chart:categories table:cell-range-address="Sheet1.C61:Sheet1.K61"/>
          </chart:axis>
          <chart:axis chart:dimension="y" chart:name="primary-y" chart:style-name="ch5">
            <chart:title svg:x="0.451cm" svg:y="6.381cm" chart:style-name="ch7">
              <text:p>Correct prediction rate</text:p>
            </chart:title>
            <chart:grid chart:style-name="ch8" chart:class="major"/>
          </chart:axis>
          <chart:series chart:style-name="ch9" chart:values-cell-range-address="Sheet1.C62:Sheet1.K62" chart:label-cell-address="Sheet1.B62:Sheet1.B62" chart:class="chart:line">
            <chart:data-point chart:repeated="9"/>
          </chart:series>
          <chart:series chart:style-name="ch10" chart:values-cell-range-address="Sheet1.C63:Sheet1.K63" chart:label-cell-address="Sheet1.B63:Sheet1.B63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C61:Sheet1.K61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5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Not weighted distance</text:p>
                <draw:g>
                  <svg:desc>Sheet1.B62:Sheet1.B62</svg:desc>
                </draw:g>
              </table:table-cell>
              <table:table-cell office:value-type="float" office:value="0.9375">
                <text:p>0.9375</text:p>
                <draw:g>
                  <svg:desc>Sheet1.C62:Sheet1.K62</svg:desc>
                </draw:g>
              </table:table-cell>
              <table:table-cell office:value-type="float" office:value="0.892361111111">
                <text:p>0.892361111111</text:p>
              </table:table-cell>
              <table:table-cell office:value-type="float" office:value="0.930555555556">
                <text:p>0.930555555556</text:p>
              </table:table-cell>
              <table:table-cell office:value-type="float" office:value="0.9375">
                <text:p>0.9375</text:p>
              </table:table-cell>
              <table:table-cell office:value-type="float" office:value="0.934027777778">
                <text:p>0.934027777778</text:p>
              </table:table-cell>
              <table:table-cell office:value-type="float" office:value="0.9375">
                <text:p>0.9375</text:p>
              </table:table-cell>
              <table:table-cell office:value-type="float" office:value="0.930555555556">
                <text:p>0.930555555556</text:p>
              </table:table-cell>
              <table:table-cell office:value-type="float" office:value="0.9375">
                <text:p>0.9375</text:p>
              </table:table-cell>
              <table:table-cell office:value-type="float" office:value="0.913194444444">
                <text:p>0.913194444444</text:p>
              </table:table-cell>
            </table:table-row>
            <table:table-row>
              <table:table-cell office:value-type="string">
                <text:p>Weighted distance</text:p>
                <draw:g>
                  <svg:desc>Sheet1.B63:Sheet1.B63</svg:desc>
                </draw:g>
              </table:table-cell>
              <table:table-cell office:value-type="float" office:value="0.9375">
                <text:p>0.9375</text:p>
                <draw:g>
                  <svg:desc>Sheet1.C63:Sheet1.K63</svg:desc>
                </draw:g>
              </table:table-cell>
              <table:table-cell office:value-type="float" office:value="0.9375">
                <text:p>0.9375</text:p>
              </table:table-cell>
              <table:table-cell office:value-type="float" office:value="0.9375">
                <text:p>0.9375</text:p>
              </table:table-cell>
              <table:table-cell office:value-type="float" office:value="0.947916666667">
                <text:p>0.947916666667</text:p>
              </table:table-cell>
              <table:table-cell office:value-type="float" office:value="0.934027777778">
                <text:p>0.934027777778</text:p>
              </table:table-cell>
              <table:table-cell office:value-type="float" office:value="0.944444444444">
                <text:p>0.944444444444</text:p>
              </table:table-cell>
              <table:table-cell office:value-type="float" office:value="0.944444444444">
                <text:p>0.944444444444</text:p>
              </table:table-cell>
              <table:table-cell office:value-type="float" office:value="0.9375">
                <text:p>0.9375</text:p>
              </table:table-cell>
              <table:table-cell office:value-type="float" office:value="0.9375">
                <text:p>0.93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311cm" svg:y="0.316cm" chart:style-name="ch2">
          <text:p>Base Congressional Voting</text:p>
        </chart:title>
        <chart:legend chart:legend-position="end" svg:x="11.269cm" svg:y="3.926cm" style:legend-expansion="high" chart:style-name="ch3"/>
        <chart:plot-area chart:style-name="ch4" table:cell-range-address="Sheet1.B88:Sheet1.K90" chart:data-source-has-labels="both" svg:x="1.358cm" svg:y="1.635cm" svg:width="9.271cm" svg:height="6.177cm">
          <chartooo:coordinate-region svg:x="2.27cm" svg:y="1.847cm" svg:width="8.172cm" svg:height="5.292cm"/>
          <chart:axis chart:dimension="x" chart:name="primary-x" chart:style-name="ch5" chartooo:axis-type="auto">
            <chartooo:date-scale/>
            <chart:title svg:x="5.34cm" svg:y="7.993cm" chart:style-name="ch6">
              <text:p>k values</text:p>
            </chart:title>
            <chart:categories table:cell-range-address="Sheet1.C88:Sheet1.K88"/>
          </chart:axis>
          <chart:axis chart:dimension="y" chart:name="primary-y" chart:style-name="ch5">
            <chart:title svg:x="0.451cm" svg:y="6.381cm" chart:style-name="ch7">
              <text:p>Correct prediction rate</text:p>
            </chart:title>
            <chart:grid chart:style-name="ch8" chart:class="major"/>
          </chart:axis>
          <chart:series chart:style-name="ch9" chart:values-cell-range-address="Sheet1.C89:Sheet1.K89" chart:label-cell-address="Sheet1.B89:Sheet1.B89" chart:class="chart:line">
            <chart:data-point chart:repeated="9"/>
          </chart:series>
          <chart:series chart:style-name="ch10" chart:values-cell-range-address="Sheet1.C90:Sheet1.K90" chart:label-cell-address="Sheet1.B90:Sheet1.B90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C88:Sheet1.K88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5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Not weighted distance</text:p>
                <draw:g>
                  <svg:desc>Sheet1.B89:Sheet1.B89</svg:desc>
                </draw:g>
              </table:table-cell>
              <table:table-cell office:value-type="float" office:value="0.916030534351">
                <text:p>0.916030534351</text:p>
                <draw:g>
                  <svg:desc>Sheet1.C89:Sheet1.K89</svg:desc>
                </draw:g>
              </table:table-cell>
              <table:table-cell office:value-type="float" office:value="0.931297709924">
                <text:p>0.931297709924</text:p>
              </table:table-cell>
              <table:table-cell office:value-type="float" office:value="0.923664122137">
                <text:p>0.923664122137</text:p>
              </table:table-cell>
              <table:table-cell office:value-type="float" office:value="0.916030534351">
                <text:p>0.916030534351</text:p>
              </table:table-cell>
              <table:table-cell office:value-type="float" office:value="0.908396946565">
                <text:p>0.908396946565</text:p>
              </table:table-cell>
              <table:table-cell office:value-type="float" office:value="0.885496183206">
                <text:p>0.885496183206</text:p>
              </table:table-cell>
              <table:table-cell office:value-type="float" office:value="0.87786259542">
                <text:p>0.87786259542</text:p>
              </table:table-cell>
              <table:table-cell office:value-type="float" office:value="0.885496183206">
                <text:p>0.885496183206</text:p>
              </table:table-cell>
              <table:table-cell office:value-type="float" office:value="0.893129770992">
                <text:p>0.893129770992</text:p>
              </table:table-cell>
            </table:table-row>
            <table:table-row>
              <table:table-cell office:value-type="string">
                <text:p>Weighted distance</text:p>
                <draw:g>
                  <svg:desc>Sheet1.B90:Sheet1.B90</svg:desc>
                </draw:g>
              </table:table-cell>
              <table:table-cell office:value-type="float" office:value="0.916030534351">
                <text:p>0.916030534351</text:p>
                <draw:g>
                  <svg:desc>Sheet1.C90:Sheet1.K90</svg:desc>
                </draw:g>
              </table:table-cell>
              <table:table-cell office:value-type="float" office:value="0.916030534351">
                <text:p>0.916030534351</text:p>
              </table:table-cell>
              <table:table-cell office:value-type="float" office:value="0.931297709924">
                <text:p>0.931297709924</text:p>
              </table:table-cell>
              <table:table-cell office:value-type="float" office:value="0.923664122137">
                <text:p>0.923664122137</text:p>
              </table:table-cell>
              <table:table-cell office:value-type="float" office:value="0.916030534351">
                <text:p>0.916030534351</text:p>
              </table:table-cell>
              <table:table-cell office:value-type="float" office:value="0.908396946565">
                <text:p>0.908396946565</text:p>
              </table:table-cell>
              <table:table-cell office:value-type="float" office:value="0.893129770992">
                <text:p>0.893129770992</text:p>
              </table:table-cell>
              <table:table-cell office:value-type="float" office:value="0.893129770992">
                <text:p>0.893129770992</text:p>
              </table:table-cell>
              <table:table-cell office:value-type="float" office:value="0.893129770992">
                <text:p>0.89312977099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416cm" svg:y="0.316cm" chart:style-name="ch2">
          <text:p>Base Acute Inflammations</text:p>
        </chart:title>
        <chart:legend chart:legend-position="end" svg:x="11.269cm" svg:y="3.926cm" style:legend-expansion="high" chart:style-name="ch3"/>
        <chart:plot-area chart:style-name="ch4" table:cell-range-address="Sheet1.B118:Sheet1.K120" chart:data-source-has-labels="both" svg:x="1.358cm" svg:y="1.635cm" svg:width="9.271cm" svg:height="6.177cm">
          <chartooo:coordinate-region svg:x="2.27cm" svg:y="1.847cm" svg:width="8.172cm" svg:height="5.293cm"/>
          <chart:axis chart:dimension="x" chart:name="primary-x" chart:style-name="ch5" chartooo:axis-type="auto">
            <chartooo:date-scale/>
            <chart:title svg:x="5.34cm" svg:y="7.993cm" chart:style-name="ch6">
              <text:p>k values</text:p>
            </chart:title>
            <chart:categories table:cell-range-address="Sheet1.C118:Sheet1.K118"/>
          </chart:axis>
          <chart:axis chart:dimension="y" chart:name="primary-y" chart:style-name="ch5">
            <chart:title svg:x="0.451cm" svg:y="6.381cm" chart:style-name="ch7">
              <text:p>Correct prediction rate</text:p>
            </chart:title>
            <chart:grid chart:style-name="ch8" chart:class="major"/>
          </chart:axis>
          <chart:series chart:style-name="ch9" chart:values-cell-range-address="Sheet1.C119:Sheet1.K119" chart:label-cell-address="Sheet1.B119:Sheet1.B119" chart:class="chart:line">
            <chart:data-point chart:repeated="9"/>
          </chart:series>
          <chart:series chart:style-name="ch10" chart:values-cell-range-address="Sheet1.C120:Sheet1.K120" chart:label-cell-address="Sheet1.B120:Sheet1.B120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C118:Sheet1.K118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5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Not weighted distance</text:p>
                <draw:g>
                  <svg:desc>Sheet1.B119:Sheet1.B119</svg:desc>
                </draw:g>
              </table:table-cell>
              <table:table-cell office:value-type="float" office:value="0.649038461538">
                <text:p>0.649038461538</text:p>
                <draw:g>
                  <svg:desc>Sheet1.C119:Sheet1.K119</svg:desc>
                </draw:g>
              </table:table-cell>
              <table:table-cell office:value-type="float" office:value="0.658653846154">
                <text:p>0.658653846154</text:p>
              </table:table-cell>
              <table:table-cell office:value-type="float" office:value="0.6875">
                <text:p>0.6875</text:p>
              </table:table-cell>
              <table:table-cell office:value-type="float" office:value="0.682692307692">
                <text:p>0.682692307692</text:p>
              </table:table-cell>
              <table:table-cell office:value-type="float" office:value="0.682692307692">
                <text:p>0.682692307692</text:p>
              </table:table-cell>
              <table:table-cell office:value-type="float" office:value="0.697115384615">
                <text:p>0.697115384615</text:p>
              </table:table-cell>
              <table:table-cell office:value-type="float" office:value="0.711538461538">
                <text:p>0.711538461538</text:p>
              </table:table-cell>
              <table:table-cell office:value-type="float" office:value="0.701923076923">
                <text:p>0.701923076923</text:p>
              </table:table-cell>
              <table:table-cell office:value-type="float" office:value="0.711538461538">
                <text:p>0.711538461538</text:p>
              </table:table-cell>
            </table:table-row>
            <table:table-row>
              <table:table-cell office:value-type="string">
                <text:p>Weighted distance</text:p>
                <draw:g>
                  <svg:desc>Sheet1.B120:Sheet1.B120</svg:desc>
                </draw:g>
              </table:table-cell>
              <table:table-cell office:value-type="float" office:value="0.649038461538">
                <text:p>0.649038461538</text:p>
                <draw:g>
                  <svg:desc>Sheet1.C120:Sheet1.K120</svg:desc>
                </draw:g>
              </table:table-cell>
              <table:table-cell office:value-type="float" office:value="0.649038461538">
                <text:p>0.649038461538</text:p>
              </table:table-cell>
              <table:table-cell office:value-type="float" office:value="0.6875">
                <text:p>0.6875</text:p>
              </table:table-cell>
              <table:table-cell office:value-type="float" office:value="0.682692307692">
                <text:p>0.682692307692</text:p>
              </table:table-cell>
              <table:table-cell office:value-type="float" office:value="0.682692307692">
                <text:p>0.682692307692</text:p>
              </table:table-cell>
              <table:table-cell office:value-type="float" office:value="0.697115384615">
                <text:p>0.697115384615</text:p>
              </table:table-cell>
              <table:table-cell office:value-type="float" office:value="0.711538461538">
                <text:p>0.711538461538</text:p>
              </table:table-cell>
              <table:table-cell office:value-type="float" office:value="0.692307692308">
                <text:p>0.692307692308</text:p>
              </table:table-cell>
              <table:table-cell office:value-type="float" office:value="0.701923076923">
                <text:p>0.70192307692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79cm" svg:y="0.316cm" chart:style-name="ch2">
          <text:p>Base Credit Approval</text:p>
        </chart:title>
        <chart:legend chart:legend-position="end" svg:x="11.269cm" svg:y="3.926cm" style:legend-expansion="high" chart:style-name="ch3"/>
        <chart:plot-area chart:style-name="ch4" table:cell-range-address="Sheet1.B146:Sheet1.K148" chart:data-source-has-labels="both" svg:x="1.358cm" svg:y="1.635cm" svg:width="9.271cm" svg:height="6.177cm">
          <chartooo:coordinate-region svg:x="2.27cm" svg:y="1.848cm" svg:width="8.172cm" svg:height="5.292cm"/>
          <chart:axis chart:dimension="x" chart:name="primary-x" chart:style-name="ch5" chartooo:axis-type="auto">
            <chartooo:date-scale/>
            <chart:title svg:x="5.34cm" svg:y="7.993cm" chart:style-name="ch6">
              <text:p>k values</text:p>
            </chart:title>
            <chart:categories table:cell-range-address="Sheet1.C146:Sheet1.K146"/>
          </chart:axis>
          <chart:axis chart:dimension="y" chart:name="primary-y" chart:style-name="ch5">
            <chart:title svg:x="0.451cm" svg:y="6.381cm" chart:style-name="ch7">
              <text:p>Correct prediction rate</text:p>
            </chart:title>
            <chart:grid chart:style-name="ch8" chart:class="major"/>
          </chart:axis>
          <chart:series chart:style-name="ch9" chart:values-cell-range-address="Sheet1.C147:Sheet1.K147" chart:label-cell-address="Sheet1.B147:Sheet1.B147" chart:class="chart:line">
            <chart:data-point chart:repeated="9"/>
          </chart:series>
          <chart:series chart:style-name="ch10" chart:values-cell-range-address="Sheet1.C148:Sheet1.K148" chart:label-cell-address="Sheet1.B148:Sheet1.B148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C146:Sheet1.K146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5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Not weighted distance</text:p>
                <draw:g>
                  <svg:desc>Sheet1.B147:Sheet1.B147</svg:desc>
                </draw:g>
              </table:table-cell>
              <table:table-cell office:value-type="float" office:value="0.722222222222">
                <text:p>0.722222222222</text:p>
                <draw:g>
                  <svg:desc>Sheet1.C147:Sheet1.K147</svg:desc>
                </draw:g>
              </table:table-cell>
              <table:table-cell office:value-type="float" office:value="0.75">
                <text:p>0.75</text:p>
              </table:table-cell>
              <table:table-cell office:value-type="float" office:value="0.722222222222">
                <text:p>0.722222222222</text:p>
              </table:table-cell>
              <table:table-cell office:value-type="float" office:value="0.805555555556">
                <text:p>0.805555555556</text:p>
              </table:table-cell>
              <table:table-cell office:value-type="float" office:value="0.805555555556">
                <text:p>0.805555555556</text:p>
              </table:table-cell>
              <table:table-cell office:value-type="float" office:value="0.805555555556">
                <text:p>0.805555555556</text:p>
              </table:table-cell>
              <table:table-cell office:value-type="float" office:value="0.805555555556">
                <text:p>0.805555555556</text:p>
              </table:table-cell>
              <table:table-cell office:value-type="float" office:value="0.805555555556">
                <text:p>0.805555555556</text:p>
              </table:table-cell>
              <table:table-cell office:value-type="float" office:value="0.777777777778">
                <text:p>0.777777777778</text:p>
              </table:table-cell>
            </table:table-row>
            <table:table-row>
              <table:table-cell office:value-type="string">
                <text:p>Weighted distance</text:p>
                <draw:g>
                  <svg:desc>Sheet1.B148:Sheet1.B148</svg:desc>
                </draw:g>
              </table:table-cell>
              <table:table-cell office:value-type="float" office:value="0.722222222222">
                <text:p>0.722222222222</text:p>
                <draw:g>
                  <svg:desc>Sheet1.C148:Sheet1.K148</svg:desc>
                </draw:g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833333333333">
                <text:p>0.833333333333</text:p>
              </table:table-cell>
              <table:table-cell office:value-type="float" office:value="0.833333333333">
                <text:p>0.833333333333</text:p>
              </table:table-cell>
              <table:table-cell office:value-type="float" office:value="0.833333333333">
                <text:p>0.833333333333</text:p>
              </table:table-cell>
              <table:table-cell office:value-type="float" office:value="0.833333333333">
                <text:p>0.833333333333</text:p>
              </table:table-cell>
              <table:table-cell office:value-type="float" office:value="0.833333333333">
                <text:p>0.833333333333</text:p>
              </table:table-cell>
              <table:table-cell office:value-type="float" office:value="0.805555555556">
                <text:p>0.80555555555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